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1a06171"/>
    </style:style>
    <style:style style:name="P2" style:family="paragraph" style:parent-style-name="Footer">
      <style:paragraph-properties fo:text-align="center" style:justify-single-word="false"/>
      <style:text-properties officeooo:paragraph-rsid="019ece81"/>
    </style:style>
    <style:style style:name="P3" style:family="paragraph" style:parent-style-name="Standard">
      <style:paragraph-properties fo:text-align="start" style:justify-single-word="false" style:writing-mode="lr-tb"/>
      <style:text-properties officeooo:rsid="01ec22a6" officeooo:paragraph-rsid="01ec22a6"/>
    </style:style>
    <style:style style:name="P4" style:family="paragraph" style:parent-style-name="Standard">
      <style:paragraph-properties fo:text-align="start" style:justify-single-word="false" style:writing-mode="lr-tb"/>
      <style:text-properties officeooo:rsid="01ed5469" officeooo:paragraph-rsid="01ed5469"/>
    </style:style>
    <style:style style:name="P5" style:family="paragraph" style:parent-style-name="Standard">
      <style:paragraph-properties fo:text-align="start" style:justify-single-word="false" style:writing-mode="lr-tb"/>
      <style:text-properties officeooo:rsid="01f456cd" officeooo:paragraph-rsid="01f456cd"/>
    </style:style>
    <style:style style:name="P6" style:family="paragraph" style:parent-style-name="Standard">
      <style:paragraph-properties fo:text-align="start" style:justify-single-word="false" style:writing-mode="lr-tb"/>
      <style:text-properties officeooo:rsid="01fb3cbc" officeooo:paragraph-rsid="01fb3cbc"/>
    </style:style>
    <style:style style:name="P7" style:family="paragraph" style:parent-style-name="Standard">
      <style:paragraph-properties fo:text-align="start" style:justify-single-word="false" style:writing-mode="lr-tb"/>
      <style:text-properties fo:font-size="11pt" officeooo:rsid="01ef3686" officeooo:paragraph-rsid="01f336aa" style:font-size-asian="11pt" style:font-size-complex="11pt"/>
    </style:style>
    <style:style style:name="P8" style:family="paragraph" style:parent-style-name="Text_20_body">
      <style:paragraph-properties fo:text-align="end" style:justify-single-word="false" style:writing-mode="rl-tb"/>
      <style:text-properties officeooo:rsid="00eb6387" officeooo:paragraph-rsid="00eb6387"/>
    </style:style>
    <style:style style:name="P9" style:family="paragraph" style:parent-style-name="Standard">
      <style:paragraph-properties fo:text-align="end" style:justify-single-word="false" style:writing-mode="rl-tb"/>
      <style:text-properties fo:font-weight="normal" officeooo:rsid="02001c6f" officeooo:paragraph-rsid="02089beb" style:font-weight-asian="normal" style:font-weight-complex="normal"/>
    </style:style>
    <style:style style:name="P10" style:family="paragraph" style:parent-style-name="Standard">
      <style:paragraph-properties fo:text-align="end" style:justify-single-word="false" style:writing-mode="rl-tb"/>
      <style:text-properties fo:font-weight="normal" officeooo:rsid="020a622d" officeooo:paragraph-rsid="020a622d" style:font-weight-asian="normal" style:font-weight-complex="normal"/>
    </style:style>
    <style:style style:name="P11" style:family="paragraph" style:parent-style-name="Standard">
      <style:paragraph-properties fo:text-align="end" style:justify-single-word="false" style:writing-mode="rl-tb"/>
      <style:text-properties fo:font-weight="normal" officeooo:rsid="01fd4a3c" officeooo:paragraph-rsid="02213209"/>
    </style:style>
    <style:style style:name="P12" style:family="paragraph" style:parent-style-name="Standard">
      <style:paragraph-properties fo:text-align="end" style:justify-single-word="false" style:writing-mode="rl-tb"/>
      <style:text-properties officeooo:rsid="01ed5469" officeooo:paragraph-rsid="01ed5469"/>
    </style:style>
    <style:style style:name="P13" style:family="paragraph" style:parent-style-name="Standard">
      <style:paragraph-properties fo:text-align="end" style:justify-single-word="false" style:writing-mode="rl-tb"/>
      <style:text-properties officeooo:rsid="01ef3686" officeooo:paragraph-rsid="01f336aa"/>
    </style:style>
    <style:style style:name="P14" style:family="paragraph" style:parent-style-name="Standard">
      <style:paragraph-properties fo:text-align="end" style:justify-single-word="false" style:writing-mode="rl-tb"/>
      <style:text-properties officeooo:rsid="01f456cd" officeooo:paragraph-rsid="01f456cd"/>
    </style:style>
    <style:style style:name="P15" style:family="paragraph" style:parent-style-name="Standard">
      <style:paragraph-properties fo:text-align="end" style:justify-single-word="false" style:writing-mode="rl-tb"/>
      <style:text-properties officeooo:rsid="01f7364c" officeooo:paragraph-rsid="01f7364c"/>
    </style:style>
    <style:style style:name="P16" style:family="paragraph" style:parent-style-name="Standard">
      <style:paragraph-properties fo:text-align="end" style:justify-single-word="false" style:writing-mode="rl-tb"/>
      <style:text-properties officeooo:rsid="01f89da3" officeooo:paragraph-rsid="01f89da3"/>
    </style:style>
    <style:style style:name="P17" style:family="paragraph" style:parent-style-name="Standard">
      <style:paragraph-properties fo:text-align="end" style:justify-single-word="false" style:writing-mode="rl-tb"/>
      <style:text-properties officeooo:rsid="01f89da3" officeooo:paragraph-rsid="01f89da3" fo:background-color="#ffff00"/>
    </style:style>
    <style:style style:name="P18" style:family="paragraph" style:parent-style-name="Standard">
      <style:paragraph-properties fo:text-align="end" style:justify-single-word="false" style:writing-mode="rl-tb"/>
      <style:text-properties officeooo:rsid="01fb3cbc" officeooo:paragraph-rsid="01fb3cbc"/>
    </style:style>
    <style:style style:name="P19" style:family="paragraph" style:parent-style-name="Standard">
      <style:paragraph-properties fo:text-align="end" style:justify-single-word="false" style:writing-mode="rl-tb"/>
      <style:text-properties officeooo:rsid="02001c6f" officeooo:paragraph-rsid="02001c6f"/>
    </style:style>
    <style:style style:name="P20" style:family="paragraph" style:parent-style-name="Standard">
      <style:paragraph-properties fo:text-align="end" style:justify-single-word="false" style:writing-mode="rl-tb"/>
      <style:text-properties officeooo:rsid="02019403" officeooo:paragraph-rsid="02019403"/>
    </style:style>
    <style:style style:name="P21" style:family="paragraph" style:parent-style-name="Standard">
      <style:paragraph-properties fo:text-align="end" style:justify-single-word="false" style:writing-mode="rl-tb"/>
      <style:text-properties officeooo:rsid="02229983" officeooo:paragraph-rsid="02229983"/>
    </style:style>
    <style:style style:name="P22" style:family="paragraph" style:parent-style-name="Standard">
      <style:paragraph-properties fo:text-align="end" style:justify-single-word="false" style:writing-mode="rl-tb"/>
      <style:text-properties fo:font-weight="bold" officeooo:rsid="01ef3686" officeooo:paragraph-rsid="01f336aa" style:font-weight-asian="bold" style:font-weight-complex="bold"/>
    </style:style>
    <style:style style:name="P23" style:family="paragraph" style:parent-style-name="Standard">
      <style:paragraph-properties fo:text-align="end" style:justify-single-word="false" style:writing-mode="rl-tb"/>
      <style:text-properties officeooo:rsid="01f410fe" officeooo:paragraph-rsid="01f336aa"/>
    </style:style>
    <style:style style:name="P24" style:family="paragraph" style:parent-style-name="Standard">
      <style:paragraph-properties fo:text-align="end" style:justify-single-word="false" style:writing-mode="rl-tb"/>
      <style:text-properties fo:color="#000000" style:font-name="Monospace" fo:font-size="12pt" officeooo:rsid="021ab733" officeooo:paragraph-rsid="021ab733" style:font-size-asian="12pt"/>
    </style:style>
    <style:style style:name="P25" style:family="paragraph" style:parent-style-name="Heading_20_2">
      <style:paragraph-properties fo:text-align="end" style:justify-single-word="false" style:writing-mode="rl-tb"/>
      <style:text-properties officeooo:rsid="02249416" officeooo:paragraph-rsid="02249416"/>
    </style:style>
    <style:style style:name="P26" style:family="paragraph" style:parent-style-name="Heading_20_2">
      <style:paragraph-properties fo:text-align="end" style:justify-single-word="false" style:writing-mode="rl-tb"/>
      <style:text-properties fo:font-weight="normal" officeooo:rsid="023475ec" officeooo:paragraph-rsid="023475ec" style:font-weight-asian="normal" style:font-weight-complex="normal"/>
    </style:style>
    <style:style style:name="P27" style:family="paragraph" style:parent-style-name="Standard">
      <style:text-properties fo:font-size="8pt" fo:font-weight="normal" officeooo:rsid="018a738a" style:font-size-asian="8pt" style:font-weight-asian="normal" style:font-size-complex="8pt" style:font-weight-complex="normal"/>
    </style:style>
    <style:style style:name="P28" style:family="paragraph" style:parent-style-name="Standard">
      <style:text-properties officeooo:paragraph-rsid="02001c6f" fo:background-color="#ffff00"/>
    </style:style>
    <style:style style:name="P29" style:family="paragraph" style:parent-style-name="Standard">
      <style:text-properties officeooo:rsid="01ed5469" officeooo:paragraph-rsid="01ed5469" fo:background-color="#ffff00"/>
    </style:style>
    <style:style style:name="P30" style:family="paragraph" style:parent-style-name="Standard">
      <style:text-properties officeooo:rsid="01ed5469" officeooo:paragraph-rsid="02001c6f" fo:background-color="#ffff00"/>
    </style:style>
    <style:style style:name="P31" style:family="paragraph" style:parent-style-name="Standard">
      <style:text-properties officeooo:rsid="01e822de" officeooo:paragraph-rsid="01ec22a6"/>
    </style:style>
    <style:style style:name="P32" style:family="paragraph" style:parent-style-name="Standard">
      <style:text-properties fo:font-weight="normal" officeooo:rsid="01e6ea0f" officeooo:paragraph-rsid="01e6ea0f" fo:background-color="#ffff00"/>
    </style:style>
    <style:style style:name="P33" style:family="paragraph" style:parent-style-name="Standard">
      <style:paragraph-properties fo:margin-left="0in" fo:margin-right="0in" fo:text-align="start" style:justify-single-word="false" fo:text-indent="0in" style:auto-text-indent="false" style:writing-mode="lr-tb"/>
    </style:style>
    <style:style style:name="P34" style:family="paragraph" style:parent-style-name="Standard">
      <style:paragraph-properties fo:margin-left="0in" fo:margin-right="0in" fo:text-align="start" style:justify-single-word="false" fo:text-indent="0in" style:auto-text-indent="false" style:writing-mode="lr-tb"/>
      <style:text-properties officeooo:rsid="021ab733" officeooo:paragraph-rsid="021ab733"/>
    </style:style>
    <style:style style:name="P35"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36" style:family="paragraph" style:parent-style-name="Text_20_body">
      <style:text-properties officeooo:paragraph-rsid="01e822de"/>
    </style:style>
    <style:style style:name="P37" style:family="paragraph" style:parent-style-name="Heading_20_2">
      <style:text-properties officeooo:rsid="02229983" officeooo:paragraph-rsid="02229983"/>
    </style:style>
    <style:style style:name="P38" style:family="paragraph" style:parent-style-name="Standard">
      <style:paragraph-properties fo:margin-top="0.0398in" fo:margin-bottom="0.0398in" loext:contextual-spacing="false"/>
      <style:text-properties fo:font-weight="normal" officeooo:rsid="01ce4ea2" officeooo:paragraph-rsid="023ae814"/>
    </style:style>
    <style:style style:name="P39" style:family="paragraph" style:parent-style-name="Standard" style:list-style-name="L1">
      <style:paragraph-properties fo:text-align="end" style:justify-single-word="false" style:writing-mode="rl-tb"/>
      <style:text-properties fo:font-weight="normal" officeooo:rsid="01fd4a3c" officeooo:paragraph-rsid="0203a442" style:font-weight-asian="normal" style:font-weight-complex="normal"/>
    </style:style>
    <style:style style:name="P40" style:family="paragraph" style:parent-style-name="Standard" style:list-style-name="L1">
      <style:paragraph-properties fo:text-align="end" style:justify-single-word="false" style:writing-mode="rl-tb"/>
      <style:text-properties fo:font-weight="normal" officeooo:rsid="01fd4a3c" officeooo:paragraph-rsid="02074b04" style:font-weight-asian="normal" style:font-weight-complex="normal"/>
    </style:style>
    <style:style style:name="P41" style:family="paragraph" style:parent-style-name="Standard" style:list-style-name="L2">
      <style:paragraph-properties fo:text-align="end" style:justify-single-word="false" style:writing-mode="rl-tb"/>
      <style:text-properties officeooo:rsid="022e6ea2" officeooo:paragraph-rsid="022e6ea2"/>
    </style:style>
    <style:style style:name="P42" style:family="paragraph" style:parent-style-name="Standard" style:list-style-name="L2">
      <style:paragraph-properties fo:text-align="end" style:justify-single-word="false" style:writing-mode="rl-tb"/>
      <style:text-properties officeooo:paragraph-rsid="022ede2e"/>
    </style:style>
    <style:style style:name="P43" style:family="paragraph" style:parent-style-name="Standard" style:list-style-name="L2">
      <style:paragraph-properties fo:text-align="end" style:justify-single-word="false" style:writing-mode="rl-tb"/>
      <style:text-properties officeooo:rsid="0230cd72" officeooo:paragraph-rsid="0230cd72"/>
    </style:style>
    <style:style style:name="P44" style:family="paragraph" style:parent-style-name="Standard">
      <style:paragraph-properties fo:text-align="end" style:justify-single-word="false" style:writing-mode="rl-tb"/>
      <style:text-properties officeooo:rsid="01ef3686" officeooo:paragraph-rsid="02426726"/>
    </style:style>
    <style:style style:name="P45" style:family="paragraph" style:parent-style-name="Standard" style:list-style-name="L3">
      <style:paragraph-properties fo:margin-top="0.0398in" fo:margin-bottom="0.0398in" loext:contextual-spacing="false"/>
      <style:text-properties officeooo:paragraph-rsid="0239143d"/>
    </style:style>
    <style:style style:name="P46" style:family="paragraph" style:parent-style-name="Standard" style:list-style-name="L3">
      <style:paragraph-properties fo:margin-top="0.0398in" fo:margin-bottom="0.0398in" loext:contextual-spacing="false"/>
      <style:text-properties officeooo:rsid="023ae814" officeooo:paragraph-rsid="023ae814" fo:background-color="#ffff00"/>
    </style:style>
    <style:style style:name="P47" style:family="paragraph" style:parent-style-name="Standard" style:list-style-name="L4">
      <style:paragraph-properties fo:text-align="start" style:justify-single-word="false" style:writing-mode="lr-tb"/>
      <style:text-properties fo:font-variant="normal" fo:text-transform="none" fo:color="#1155cc" style:font-name="arial" fo:font-size="12pt" fo:letter-spacing="normal" fo:font-style="normal" fo:font-weight="normal" officeooo:rsid="01b02017" officeooo:paragraph-rsid="01b02017" style:font-size-asian="12pt" style:font-weight-asian="normal" style:font-size-complex="12pt" style:font-weight-complex="normal"/>
    </style:style>
    <style:style style:name="P48" style:family="paragraph" style:parent-style-name="Heading_20_1">
      <style:text-properties officeooo:rsid="01a25c55" officeooo:paragraph-rsid="01a25c55"/>
    </style:style>
    <style:style style:name="P49" style:family="paragraph" style:parent-style-name="Text_20_body" style:list-style-name="L4">
      <style:paragraph-properties fo:text-align="start" style:justify-single-word="false" style:writing-mode="lr-tb"/>
      <style:text-properties fo:font-size="12pt" officeooo:rsid="00eb6387" officeooo:paragraph-rsid="00eb6387" style:font-size-asian="12pt" style:font-size-complex="12pt"/>
    </style:style>
    <style:style style:name="P50" style:family="paragraph" style:parent-style-name="Text_20_body" style:list-style-name="L4">
      <style:paragraph-properties fo:text-align="start" style:justify-single-word="false" style:writing-mode="lr-tb"/>
      <style:text-properties fo:font-size="12pt" officeooo:rsid="01de1456" officeooo:paragraph-rsid="01de1456" style:font-size-asian="12pt" style:font-size-complex="12pt"/>
    </style:style>
    <style:style style:name="P51" style:family="paragraph" style:parent-style-name="Text_20_body" style:list-style-name="L4">
      <style:paragraph-properties fo:text-align="start" style:justify-single-word="false" style:writing-mode="lr-tb"/>
      <style:text-properties fo:font-size="12pt" officeooo:rsid="01e3a348" officeooo:paragraph-rsid="01e3a348" style:font-size-asian="12pt" style:font-size-complex="12pt"/>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1e52d2e" style:font-weight-asian="bold" style:font-weight-complex="bold"/>
    </style:style>
    <style:style style:name="T4" style:family="text">
      <style:text-properties fo:font-weight="bold" officeooo:rsid="01fb4a91" style:font-weight-asian="bold" style:font-weight-complex="bold"/>
    </style:style>
    <style:style style:name="T5" style:family="text">
      <style:text-properties fo:font-weight="bold" officeooo:rsid="01ec22a6" style:font-weight-asian="bold" style:font-weight-complex="bold"/>
    </style:style>
    <style:style style:name="T6" style:family="text">
      <style:text-properties fo:font-weight="bold" officeooo:rsid="0213414f" style:font-weight-asian="bold" style:font-weight-complex="bold"/>
    </style:style>
    <style:style style:name="T7" style:family="text">
      <style:text-properties fo:font-weight="bold" officeooo:rsid="01ff2d9e" style:font-weight-asian="bold" style:font-weight-complex="bold"/>
    </style:style>
    <style:style style:name="T8" style:family="text">
      <style:text-properties fo:font-weight="bold" officeooo:rsid="022ae6f3" style:font-weight-asian="bold" style:font-weight-complex="bold"/>
    </style:style>
    <style:style style:name="T9" style:family="text">
      <style:text-properties fo:font-weight="bold" officeooo:rsid="02213209" style:font-weight-asian="bold" style:font-weight-complex="bold"/>
    </style:style>
    <style:style style:name="T10" style:family="text">
      <style:text-properties fo:font-weight="bold" officeooo:rsid="0232b29a" style:font-weight-asian="bold" style:font-weight-complex="bold"/>
    </style:style>
    <style:style style:name="T11" style:family="text">
      <style:text-properties fo:font-weight="bold" officeooo:rsid="023783f6" style:font-weight-asian="bold" style:font-weight-complex="bold"/>
    </style:style>
    <style:style style:name="T12" style:family="text">
      <style:text-properties fo:font-weight="bold" officeooo:rsid="02374c86" style:font-weight-asian="bold" style:font-weight-complex="bold"/>
    </style:style>
    <style:style style:name="T13" style:family="text">
      <style:text-properties fo:color="#000000" style:font-name="Monospace"/>
    </style:style>
    <style:style style:name="T14" style:family="text">
      <style:text-properties fo:color="#000000" style:font-name="Monospace" fo:font-size="12pt" style:font-size-asian="12pt"/>
    </style:style>
    <style:style style:name="T15" style:family="text">
      <style:text-properties fo:color="#000000" style:font-name="Monospace" fo:font-size="12pt" officeooo:rsid="01fcbaf4" style:font-size-asian="12pt"/>
    </style:style>
    <style:style style:name="T16" style:family="text">
      <style:text-properties fo:color="#000000" style:font-name="Monospace" fo:font-size="12pt" officeooo:rsid="0203a442" style:font-size-asian="12pt"/>
    </style:style>
    <style:style style:name="T17" style:family="text">
      <style:text-properties fo:color="#000000" style:font-name="Monospace" fo:font-size="12pt" officeooo:rsid="01ff2d9e" style:font-size-asian="12pt"/>
    </style:style>
    <style:style style:name="T18" style:family="text">
      <style:text-properties fo:color="#000000" style:font-name="Monospace" fo:font-size="12pt" fo:background-color="#e8f2fe" loext:char-shading-value="0" style:font-size-asian="12pt"/>
    </style:style>
    <style:style style:name="T19" style:family="text">
      <style:text-properties fo:color="#000000" style:font-name="Monospace" fo:font-size="12pt" fo:font-style="italic" style:font-size-asian="12pt" style:font-style-asian="italic"/>
    </style:style>
    <style:style style:name="T20" style:family="text">
      <style:text-properties fo:color="#000000" style:font-name="Monospace" fo:font-size="12pt" fo:font-style="italic" officeooo:rsid="0203a442" style:font-size-asian="12pt" style:font-style-asian="italic"/>
    </style:style>
    <style:style style:name="T21" style:family="text">
      <style:text-properties fo:color="#000000" style:font-name="Monospace" fo:font-size="12pt" fo:font-style="italic" fo:background-color="#e8f2fe" loext:char-shading-value="0" style:font-size-asian="12pt" style:font-style-asian="italic"/>
    </style:style>
    <style:style style:name="T22" style:family="text">
      <style:text-properties fo:color="#000000" style:font-name="Monospace" fo:font-size="12pt" fo:font-weight="bold" officeooo:rsid="0217361c" style:font-size-asian="12pt" style:font-weight-asian="bold"/>
    </style:style>
    <style:style style:name="T23" style:family="text">
      <style:text-properties fo:color="#000000" style:font-name="Monospace" fo:font-size="12pt" fo:font-weight="normal" officeooo:rsid="02374c86" fo:background-color="#e8f2fe" loext:char-shading-value="0" style:font-size-asian="12pt"/>
    </style:style>
    <style:style style:name="T24" style:family="text">
      <style:text-properties fo:color="#6a3e3e" style:font-name="Monospace"/>
    </style:style>
    <style:style style:name="T25" style:family="text">
      <style:text-properties fo:color="#6a3e3e" style:font-name="Monospace" fo:font-size="12pt" style:font-size-asian="12pt"/>
    </style:style>
    <style:style style:name="T26" style:family="text">
      <style:text-properties fo:color="#6a3e3e" style:font-name="Monospace" fo:font-size="12pt" officeooo:rsid="01fb3cbc" style:font-size-asian="12pt"/>
    </style:style>
    <style:style style:name="T27" style:family="text">
      <style:text-properties fo:color="#6a3e3e" style:font-name="Monospace" fo:font-size="12pt" officeooo:rsid="0203a442" style:font-size-asian="12pt"/>
    </style:style>
    <style:style style:name="T28" style:family="text">
      <style:text-properties fo:color="#6a3e3e" style:font-name="Monospace" fo:font-size="12pt" officeooo:rsid="01ff2d9e" style:font-size-asian="12pt"/>
    </style:style>
    <style:style style:name="T29" style:family="text">
      <style:text-properties fo:color="#6a3e3e" style:font-name="Monospace" fo:font-size="12pt" officeooo:rsid="0217feb8" style:font-size-asian="12pt"/>
    </style:style>
    <style:style style:name="T30" style:family="text">
      <style:text-properties fo:color="#6a3e3e" style:font-name="Monospace" fo:font-size="12pt" fo:background-color="#e8f2fe" loext:char-shading-value="0" style:font-size-asian="12pt"/>
    </style:style>
    <style:style style:name="T31" style:family="text">
      <style:text-properties fo:color="#6a3e3e" style:font-name="Monospace" fo:font-size="12pt" fo:font-weight="normal" officeooo:rsid="01fb3cbc" style:font-size-asian="12pt"/>
    </style:style>
    <style:style style:name="T32" style:family="text">
      <style:text-properties fo:color="#6a3e3e" style:font-name="Monospace" fo:font-size="12pt" fo:font-weight="normal" officeooo:rsid="02374c86" fo:background-color="#e8f2fe" loext:char-shading-value="0" style:font-size-asian="12pt"/>
    </style:style>
    <style:style style:name="T33" style:family="text">
      <style:text-properties fo:color="#0000c0" style:font-name="Monospace" fo:font-size="12pt" style:font-size-asian="12pt"/>
    </style:style>
    <style:style style:name="T34" style:family="text">
      <style:text-properties fo:color="#7f0055" style:font-name="Monospace" fo:font-size="12pt" fo:font-weight="bold" style:font-size-asian="12pt" style:font-weight-asian="bold"/>
    </style:style>
    <style:style style:name="T35" style:family="text">
      <style:text-properties fo:color="#7f0055" style:font-name="Monospace" fo:font-weight="bold" style:font-weight-asian="bold"/>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font-weight="normal" officeooo:rsid="01ff2d9e" style:font-weight-asian="normal" style:font-weight-complex="normal"/>
    </style:style>
    <style:style style:name="T39" style:family="text">
      <style:text-properties fo:font-weight="normal" officeooo:rsid="022ae6f3" style:font-weight-asian="normal" style:font-weight-complex="normal"/>
    </style:style>
    <style:style style:name="T40" style:family="text">
      <style:text-properties fo:font-weight="normal" officeooo:rsid="022ede2e" style:font-weight-asian="normal" style:font-weight-complex="normal"/>
    </style:style>
    <style:style style:name="T41" style:family="text">
      <style:text-properties fo:font-weight="normal" officeooo:rsid="022f27b1" style:font-weight-asian="normal" style:font-weight-complex="normal"/>
    </style:style>
    <style:style style:name="T42" style:family="text">
      <style:text-properties fo:font-weight="normal" officeooo:rsid="022f9f0a" style:font-weight-asian="normal" style:font-weight-complex="normal"/>
    </style:style>
    <style:style style:name="T43" style:family="text">
      <style:text-properties fo:font-weight="normal" officeooo:rsid="0230e765" style:font-weight-asian="normal" style:font-weight-complex="normal"/>
    </style:style>
    <style:style style:name="T44" style:family="text">
      <style:text-properties fo:font-weight="normal" officeooo:rsid="0232b29a" style:font-weight-asian="normal" style:font-weight-complex="normal"/>
    </style:style>
    <style:style style:name="T45" style:family="text">
      <style:text-properties fo:font-weight="normal" officeooo:rsid="01c3f851"/>
    </style:style>
    <style:style style:name="T46" style:family="text">
      <style:text-properties fo:font-weight="normal" officeooo:rsid="01c451de"/>
    </style:style>
    <style:style style:name="T47" style:family="text">
      <style:text-properties fo:font-weight="normal" officeooo:rsid="01e52d2e"/>
    </style:style>
    <style:style style:name="T48" style:family="text">
      <style:text-properties fo:font-weight="normal" officeooo:rsid="01e5f41c"/>
    </style:style>
    <style:style style:name="T49" style:family="text">
      <style:text-properties fo:font-weight="normal" officeooo:rsid="01e6ea0f"/>
    </style:style>
    <style:style style:name="T50" style:family="text">
      <style:text-properties fo:font-weight="normal" officeooo:rsid="01c06d4e"/>
    </style:style>
    <style:style style:name="T51" style:family="text">
      <style:text-properties fo:font-weight="normal" officeooo:rsid="01dfd16a"/>
    </style:style>
    <style:style style:name="T52" style:family="text">
      <style:text-properties fo:font-weight="normal" officeooo:rsid="01e822de"/>
    </style:style>
    <style:style style:name="T53" style:family="text">
      <style:text-properties fo:font-weight="normal" officeooo:rsid="01e96a57"/>
    </style:style>
    <style:style style:name="T54" style:family="text">
      <style:text-properties fo:font-weight="normal" officeooo:rsid="01ec22a6"/>
    </style:style>
    <style:style style:name="T55" style:family="text">
      <style:text-properties fo:font-weight="normal" officeooo:rsid="01eccfea"/>
    </style:style>
    <style:style style:name="T56" style:family="text">
      <style:text-properties fo:font-weight="normal" officeooo:rsid="01ecea54"/>
    </style:style>
    <style:style style:name="T57" style:family="text">
      <style:text-properties fo:font-weight="normal" officeooo:rsid="0201f163"/>
    </style:style>
    <style:style style:name="T58" style:family="text">
      <style:text-properties fo:font-weight="normal" officeooo:rsid="0233906c"/>
    </style:style>
    <style:style style:name="T59" style:family="text">
      <style:text-properties fo:font-weight="normal" officeooo:rsid="02374c86"/>
    </style:style>
    <style:style style:name="T60" style:family="text">
      <style:text-properties fo:font-weight="normal" officeooo:rsid="02372f0d"/>
    </style:style>
    <style:style style:name="T61" style:family="text">
      <style:text-properties fo:font-weight="normal" officeooo:rsid="023783f6"/>
    </style:style>
    <style:style style:name="T62" style:family="text">
      <style:text-properties fo:font-weight="normal" officeooo:rsid="0239143d"/>
    </style:style>
    <style:style style:name="T63" style:family="text">
      <style:text-properties fo:font-weight="normal" officeooo:rsid="023ae814"/>
    </style:style>
    <style:style style:name="T64" style:family="text">
      <style:text-properties fo:font-weight="normal" officeooo:rsid="023c0b17"/>
    </style:style>
    <style:style style:name="T65" style:family="text">
      <style:text-properties fo:font-weight="normal" officeooo:rsid="023ccca6"/>
    </style:style>
    <style:style style:name="T66" style:family="text">
      <style:text-properties officeooo:rsid="01e0d8d8"/>
    </style:style>
    <style:style style:name="T67" style:family="text">
      <style:text-properties officeooo:rsid="01e822de"/>
    </style:style>
    <style:style style:name="T68" style:family="text">
      <style:text-properties officeooo:rsid="01f12d81"/>
    </style:style>
    <style:style style:name="T69" style:family="text">
      <style:text-properties officeooo:rsid="01f2949c"/>
    </style:style>
    <style:style style:name="T70" style:family="text">
      <style:text-properties officeooo:rsid="01f456cd"/>
    </style:style>
    <style:style style:name="T71" style:family="text">
      <style:text-properties officeooo:rsid="01fb3cbc"/>
    </style:style>
    <style:style style:name="T72" style:family="text">
      <style:text-properties officeooo:rsid="01fb4a91"/>
    </style:style>
    <style:style style:name="T73" style:family="text">
      <style:text-properties officeooo:rsid="01ff2d9e"/>
    </style:style>
    <style:style style:name="T74" style:family="text">
      <style:text-properties officeooo:rsid="02019403"/>
    </style:style>
    <style:style style:name="T75" style:family="text">
      <style:text-properties officeooo:rsid="0203a442"/>
    </style:style>
    <style:style style:name="T76" style:family="text">
      <style:text-properties officeooo:rsid="020518c1"/>
    </style:style>
    <style:style style:name="T77" style:family="text">
      <style:text-properties officeooo:rsid="0206ba56"/>
    </style:style>
    <style:style style:name="T78" style:family="text">
      <style:text-properties officeooo:rsid="02089beb"/>
    </style:style>
    <style:style style:name="T79" style:family="text">
      <style:text-properties officeooo:rsid="020ec2ce"/>
    </style:style>
    <style:style style:name="T80" style:family="text">
      <style:text-properties officeooo:rsid="0213414f"/>
    </style:style>
    <style:style style:name="T81" style:family="text">
      <style:text-properties officeooo:rsid="02141240"/>
    </style:style>
    <style:style style:name="T82" style:family="text">
      <style:text-properties officeooo:rsid="02143774"/>
    </style:style>
    <style:style style:name="T83" style:family="text">
      <style:text-properties fo:color="#3c3c3c" style:font-name="Monospace" fo:font-size="12pt" style:text-underline-style="none" officeooo:rsid="0217feb8" style:font-size-asian="12pt"/>
    </style:style>
    <style:style style:name="T84" style:family="text">
      <style:text-properties officeooo:rsid="02188d21"/>
    </style:style>
    <style:style style:name="T85" style:family="text">
      <style:text-properties officeooo:rsid="02193064"/>
    </style:style>
    <style:style style:name="T86" style:family="text">
      <style:text-properties officeooo:rsid="021bfe73"/>
    </style:style>
    <style:style style:name="T87" style:family="text">
      <style:text-properties officeooo:rsid="02213209" style:font-weight-asian="normal" style:font-weight-complex="normal"/>
    </style:style>
    <style:style style:name="T88" style:family="text">
      <style:text-properties officeooo:rsid="022627b1"/>
    </style:style>
    <style:style style:name="T89" style:family="text">
      <style:text-properties officeooo:rsid="022ae6f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חישוב מקבילי מהיר</text:h>
      <text:p text:style-name="P36"><text:span text:style-name="T67">בשבוע שעבר דיברנו על שני יתרונות של חישוב מקבילי. השבוע נדבר על </text:span><text:span text:style-name="T50">יתרון השלישי</text:span><text:span text:style-name="T52">: </text:span><text:span text:style-name="T50">ביצוע </text:span><text:span text:style-name="T53">מהיר של </text:span><text:span text:style-name="T50">חישובים כבדים ע"י שימוש בכמה ליבות. מספר הליבות במחשב שולחני ממוצע הוא 2-4, אבל אפשר היום לשכור מחשבים בענן (למשל בשירות AWS) עם 64 ליבות ויותר, כך שההאצה יכולה להיות משמעותית מאד.</text:span><text:span text:style-name="T51"> נ</text:span><text:span text:style-name="T57">תחיל מדוגמה פשוטה. נסו קודם לפתור אותה בעצמכם בעזרת הידע שלכם על חוטים. </text:span></text:p>
      <text:p text:style-name="P28"><text:span text:style-name="T3">תרגיל כיתה</text:span><text:span text:style-name="T47">. נתון מערך </text:span><text:span text:style-name="T31">array</text:span><text:span text:style-name="T47"> ובו 100 מיליון מספרים ממשיים. </text:span><text:span text:style-name="T45">רוצים לחשב את סכום המספרים </text:span><text:span text:style-name="T46">בשלישית</text:span><text:span text:style-name="T47">: <text:s/>sum{i=0..</text:span><text:span text:style-name="T48">.</text:span><text:span text:style-name="T47">a.length}</text:span><text:span text:style-name="T48">{</text:span><text:span text:style-name="T31">array</text:span><text:span text:style-name="T47">[i]^3</text:span><text:span text:style-name="T48">}</text:span><text:span text:style-name="T49">.</text:span></text:p>
      <text:p text:style-name="P32">החישוב הסדרתי הפשוט לוקח (על המחשב שלי) 8 שניות; מיצאו דרך לבצע את החישוב ב-4 שניות.</text:p>
      <text:p text:style-name="P30"><text:span text:style-name="T36">בידקו את האלגוריתם שלכם ע"י דוגמה פשוטה, למשל, מלאו את המערך שלכם ב-2 ע"י </text:span><text:span text:style-name="T14">Arrays.</text:span><text:span text:style-name="T19">fill</text:span><text:span text:style-name="T14">(</text:span><text:span text:style-name="T26">array</text:span><text:span text:style-name="T14">, 2) <text:s/>ובידקו שהתוצאה הסופית היא 800 מיליון.</text:span></text:p>
      <text:p text:style-name="P29"/>
      <text:p text:style-name="P31"><text:span text:style-name="T36">בקובץ lesson7/ParallelSum נמצאים שני </text:span><text:span text:style-name="T58">פתרונות: </text:span></text:p>
      <text:p text:style-name="P37">פתרון <text:span text:style-name="T2">יצרן-צרכן</text:span> <text:span text:style-name="T88">- ע"י חוטים ותורים</text:span></text:p>
      <text:p text:style-name="P31"><text:span text:style-name="T5">הפתרון הראשון</text:span><text:span text:style-name="T54"> משתמש בשני חוטים</text:span><text:span text:style-name="T55">. כל חוט מחשב את הסכום בחצי מהמערך, ושומר אותו במשתנה נפרד</text:span><text:span text:style-name="T56">:</text:span></text:p>
      <text:p text:style-name="P3"><text:span text:style-name="T34">double</text:span><text:span text:style-name="T14">[] </text:span><text:span text:style-name="T25">sums</text:span><text:span text:style-name="T14"> = </text:span><text:span text:style-name="T34">new</text:span><text:span text:style-name="T14"> </text:span><text:span text:style-name="T34">double</text:span><text:span text:style-name="T14">[2];</text:span></text:p>
      <text:p text:style-name="P33"><text:span text:style-name="T14">Thread </text:span><text:span text:style-name="T25">t1</text:span><text:span text:style-name="T14"> = </text:span><text:span text:style-name="T34">new</text:span><text:span text:style-name="T14"> Thread(() -&gt; {</text:span></text:p>
      <text:p text:style-name="P33"><text:span text:style-name="T22"><text:tab/></text:span><text:span text:style-name="T34">int</text:span><text:span text:style-name="T14"> </text:span><text:span text:style-name="T25">sum</text:span><text:span text:style-name="T14"> = 0;</text:span></text:p>
      <text:p text:style-name="P33"><text:span text:style-name="T14"><text:tab/></text:span><text:span text:style-name="T34">for</text:span><text:span text:style-name="T14"> (</text:span><text:span text:style-name="T34">int</text:span><text:span text:style-name="T14"> </text:span><text:span text:style-name="T25">i</text:span><text:span text:style-name="T14">=0; </text:span><text:span text:style-name="T25">i</text:span><text:span text:style-name="T14">&lt;</text:span><text:span text:style-name="T83">array</text:span><text:span text:style-name="T14">.</text:span><text:span text:style-name="T33">length</text:span><text:span text:style-name="T14">/2; ++</text:span><text:span text:style-name="T25">i</text:span><text:span text:style-name="T14">)</text:span></text:p>
      <text:p text:style-name="P33"><text:span text:style-name="T14"><text:tab/><text:tab/></text:span><text:span text:style-name="T25">sum</text:span><text:span text:style-name="T14"> += Math.</text:span><text:span text:style-name="T19">pow</text:span><text:span text:style-name="T14">(</text:span><text:span text:style-name="T25">array</text:span><text:span text:style-name="T14">[</text:span><text:span text:style-name="T25">i</text:span><text:span text:style-name="T14">], 3);</text:span></text:p>
      <text:p text:style-name="P33"><text:span text:style-name="T14"><text:tab/></text:span><text:span text:style-name="T25">sums</text:span><text:span text:style-name="T14">[0] = </text:span><text:span text:style-name="T25">sum</text:span><text:span text:style-name="T14">;</text:span></text:p>
      <text:p text:style-name="P35">});</text:p>
      <text:p text:style-name="P33"><text:span text:style-name="T25">t1</text:span><text:span text:style-name="T29">.start</text:span><text:span text:style-name="T14">();</text:span></text:p>
      <text:p text:style-name="P33"><text:span text:style-name="T14">Thread </text:span><text:span text:style-name="T25">t2</text:span><text:span text:style-name="T14"> = </text:span><text:span text:style-name="T34">new</text:span><text:span text:style-name="T14"> Thread(() -&gt; {</text:span></text:p>
      <text:p text:style-name="P33"><text:span text:style-name="T14"><text:tab/></text:span><text:span text:style-name="T34">int</text:span><text:span text:style-name="T14"> </text:span><text:span text:style-name="T25">sum</text:span><text:span text:style-name="T14"> = 0;</text:span></text:p>
      <text:p text:style-name="P33"><text:span text:style-name="T14"><text:tab/></text:span><text:span text:style-name="T34">for</text:span><text:span text:style-name="T14"> (</text:span><text:span text:style-name="T34">int</text:span><text:span text:style-name="T14"> </text:span><text:span text:style-name="T25">i</text:span><text:span text:style-name="T14">=</text:span><text:span text:style-name="T25">array</text:span><text:span text:style-name="T14">.</text:span><text:span text:style-name="T33">length</text:span><text:span text:style-name="T14">/2; </text:span><text:span text:style-name="T25">i</text:span><text:span text:style-name="T14">&lt;</text:span><text:span text:style-name="T25">array</text:span><text:span text:style-name="T14">.</text:span><text:span text:style-name="T33">length</text:span><text:span text:style-name="T14">; ++</text:span><text:span text:style-name="T25">i</text:span><text:span text:style-name="T14">)</text:span></text:p>
      <text:p text:style-name="P33"><text:span text:style-name="T14"><text:tab/><text:tab/></text:span><text:span text:style-name="T25">sum</text:span><text:span text:style-name="T14"> += Math.</text:span><text:span text:style-name="T19">pow</text:span><text:span text:style-name="T14">(</text:span><text:span text:style-name="T25">array</text:span><text:span text:style-name="T14">[</text:span><text:span text:style-name="T25">i</text:span><text:span text:style-name="T14">], 3);</text:span></text:p>
      <text:p text:style-name="P33"><text:span text:style-name="T14"><text:tab/></text:span><text:span text:style-name="T25">sums</text:span><text:span text:style-name="T14">[1] = </text:span><text:span text:style-name="T25">sum</text:span><text:span text:style-name="T14">;</text:span></text:p>
      <text:p text:style-name="P35">});</text:p>
      <text:p text:style-name="P33"><text:span text:style-name="T25">t2</text:span><text:span text:style-name="T14">.start();</text:span></text:p>
      <text:p text:style-name="P35"/>
      <text:p text:style-name="P12">כדי לחשב את הסכום הכולל, <text:span text:style-name="T81">התוכנית הראשית צריכה </text:span>לחכות ששני החוטים יסתיימו<text:span text:style-name="T81">.</text:span> ניתן לעשות זאת ע"י הפקודה join:</text:p>
      <text:p text:style-name="P4"><text:span text:style-name="T25">t1</text:span><text:span text:style-name="T14">.join();</text:span></text:p>
      <text:p text:style-name="P33"><text:span text:style-name="T25">t2</text:span><text:span text:style-name="T14">.join();</text:span></text:p>
      <text:p text:style-name="P33"><text:span text:style-name="T34">double</text:span><text:span text:style-name="T14"> </text:span><text:span text:style-name="T25">sum</text:span><text:span text:style-name="T14"> = </text:span><text:span text:style-name="T25">sums</text:span><text:span text:style-name="T14">[0]+</text:span><text:span text:style-name="T25">sums</text:span><text:span text:style-name="T14">[1];</text:span></text:p>
      <text:p text:style-name="P10">על המחשב שלי, הפתרון השני לוקח<text:span text:style-name="T84"> קצת יותר מ-4</text:span> שניות. למה <text:span text:style-name="T85">יותר מ-</text:span>4? - כי יש תקורה <text:span text:style-name="T84">מסויימת </text:span>לשימוש בשני חוטים. <text:span text:style-name="T79">כאשר </text:span>עוברים לחישוב מקבילי<text:span text:style-name="T79">, כדאי תמיד </text:span>לבדוק האם ועד כמה <text:span text:style-name="T79">אנחנו </text:span>חוסכים.</text:p>
      <text:p text:style-name="P22"/>
      <text:p text:style-name="P44"><text:span text:style-name="T2">הערה</text:span>: <text:span text:style-name="T82">למעלה השתמשנו </text:span>במערך <text:span text:style-name="T68">בגודל 2 </text:span>עבור שני הסכומים. אילו היינו משתמשים בשני משתנים, למשל sum0, sum1, היינו מקבלים שגיאת קומפילציה. <text:span text:style-name="T69">הסיבה היא, שמשתנים מקומיים של מתודה נמצאים על המחסנית הפנימית של המעבד, והמחסנית הזאת נמחקת כשהמתודה מסתיימת, אולם החוטים ממשיכים לרוץ גם אחרי שהמתודה מסתיימת. לעומת זאת, אובייקטים הנוצרים ע"י new, כגון מערכים, נמצאים על הערימה, והערימה קיימת גם אחרי שהמתודה מסתיימת. </text:span></text:p>
      <text:p text:style-name="P13"/>
      <text:p text:style-name="P23">דרך יותר בטוחה להשיג אותה מטרה <text:s/>היא להשתמש ב-BlockingQueue. זהו סוג של תור - אפשר להכניס לתוכו דברים בצד אחד ולהוציא אותם בצד השני באותו סדר. <text:s text:c="2"/>אולם ל-BlockingQueue יש מתודה מיוחדת בשם take: אם התור ריק, המתודה תחכה עד שיגיע איבר חדש לתור (יש גם מתודה בשם poll שמחכה זמן קצוב מראש שיגיע איבר חדש, ואז מפסיקה לחכות ומחזירה ערך null). <text:s text:c="2"/>כדי להשתמש במבנה זה, נחליף את השורה הראשונה (שמגדירה את sums) ב:</text:p>
      <text:p text:style-name="P7"><text:span text:style-name="T13">BlockingQueue&lt;Integer&gt; </text:span><text:span text:style-name="T24">sums</text:span><text:span text:style-name="T13"> = </text:span><text:span text:style-name="T35">new</text:span><text:span text:style-name="T13"> ArrayBlockingQueue&lt;&gt;(2);</text:span></text:p>
      <text:p text:style-name="P24">ובמקום שכל חוט ישים את הסכום שלו באחד מאיברי המערך, הוא ישתמש ב-offer:</text:p>
      <text:p text:style-name="P34"><text:span text:style-name="T30">sums</text:span><text:span text:style-name="T18">.offer(</text:span><text:span text:style-name="T30">sum</text:span><text:span text:style-name="T18">);</text:span></text:p>
      <text:p text:style-name="P14"/>
      <text:p text:style-name="P14">את שלוש השורות האחרונות (שמחכות שהחוטים יסתיימו) <text:span text:style-name="T74">נחליף </text:span>ב:</text:p>
      <text:p text:style-name="P5"><text:span text:style-name="T34">double</text:span><text:span text:style-name="T14"> </text:span><text:span text:style-name="T25">sum</text:span><text:span text:style-name="T14"> = </text:span><text:span text:style-name="T25">sums</text:span><text:span text:style-name="T14">.take() + </text:span><text:span text:style-name="T25">sums</text:span><text:span text:style-name="T14">.take();</text:span></text:p>
      <text:p text:style-name="P20">שימו לב - כבר אין צורך בפעולת join. <text:s text:c="2"/><text:span text:style-name="T70">השורה האחרונה מחכה עד ששני סכומי-הביניים יגיעו לתור, ואז לוקחת אותם ומחברת אותם. למידע נוסף על BlockingQueue ראו בתיעוד של אורקל.</text:span></text:p>
      <text:p text:style-name="P15"/>
      <text:p text:style-name="P15">הפתרון הזה הוא דוגמה לתבנית שנקראת<text:span text:style-name="T80"> </text:span><text:span text:style-name="T6">יצרן-צרכן</text:span><text:span text:style-name="T80"> (</text:span>Producer-Consumer<text:span text:style-name="T80">)</text:span>: אפליקציה שבה חלק מהחוטים הם <text:span text:style-name="T37">יצרנים </text:span>של ערכים, וחוטים אחרים הם <text:span text:style-name="T37">צרכנים </text:span>של אותם ערכים.<text:span text:style-name="T86"> המשתנה BlockingQueue משמש לתיאום בין יצרנים לצרכנים.</text:span></text:p>
      <text:p text:style-name="P16"/>
      <text:p text:style-name="P17"><text:span text:style-name="T2">חידה</text:span>: מיצאו דוגמאות נוספות של אפליקציות יצרן-צרכן.</text:p>
      <text:p text:style-name="P15"/>
      <text:p text:style-name="P25">פתרון <text:span text:style-name="T2">מיפוי-צמצום</text:span><text:span text:style-name="T88"> - ע"י זרמים מקביליים</text:span></text:p>
      <text:p text:style-name="P18"><text:span text:style-name="T2">פתרון שני</text:span> ושונה מהותית מהראשון הוא להשתמש ב<text:span text:style-name="T2">זרמים </text:span>(<text:span text:style-name="T72">S</text:span>treams).<text:span text:style-name="T72"> </text:span><text:span text:style-name="T4">זרם</text:span><text:span text:style-name="T72"> בג'אבה הוא סדרה של אובייקטים. הוא דומה ל</text:span><text:span text:style-name="T4">אוסף</text:span><text:span text:style-name="T72">, אבל יש לו מתודות מיוחדות שמאפשרות לבצע פעולות על כל הסדרה באופן מקבילי. המתודות מתחלקות לשני סוגים עיקריים הנקראים </text:span><text:span text:style-name="T8">מיפוי</text:span><text:span text:style-name="T39"> (map)</text:span><text:span text:style-name="T8"> וצמצום</text:span><text:span text:style-name="T39"> (reduce):</text:span></text:p>
      <text:list xml:id="list3079932877067384532" text:style-name="L1">
        <text:list-item>
          <text:p text:style-name="P39">המתודה map מבצעת פעולה מסויימת על כל איבר <text:span text:style-name="T77">בזרם. למשל, השורה:<text:line-break/> </text:span><text:span text:style-name="T16">map(</text:span><text:span text:style-name="T27">x</text:span><text:span text:style-name="T16"> -&gt; Math.</text:span><text:span text:style-name="T20">pow</text:span><text:span text:style-name="T16">(</text:span><text:span text:style-name="T27">x</text:span><text:span text:style-name="T16">, 3))</text:span> <text:span text:style-name="T76"><text:s text:c="2"/><text:line-break/>יוצרת זרם חדש שבו כל איבר x מועלה בחזקת 3</text:span>. </text:p>
        </text:list-item>
        <text:list-item>
          <text:p text:style-name="P40">המתודה reduce מצמצמ<text:span text:style-name="T73">ת את כל איברי המערך לאיבר אחד. למשל, השורה:<text:line-break/></text:span><text:span text:style-name="T17">reduce((</text:span><text:span text:style-name="T28">x</text:span><text:span text:style-name="T17">,</text:span><text:span text:style-name="T28">y</text:span><text:span text:style-name="T17">)-&gt;</text:span><text:span text:style-name="T28">x</text:span><text:span text:style-name="T17">+</text:span><text:span text:style-name="T28">y</text:span><text:span text:style-name="T17">)</text:span><text:span text:style-name="T73"> <text:line-break/>מצמצמת כל שני איברים סמוכים x,y לאיבר אחד שהוא הסכום שלהם x+y, ומבצעת פעולה זו שוב ושוב עד שנשאר רק איבר יחיד (שהוא הסכום של כל האיברים בזרם). <text:s text:c="2"/></text:span></text:p>
        </text:list-item>
      </text:list>
      <text:p text:style-name="P9">הכוח של שתי הפעולות הללו מתגלה כשמבצעים אותן זו אחר זו. לדוגמה, את הבעיה <text:span text:style-name="T78">שבתרגיל הכיתה ניתן </text:span>לפתור בשורה אחת כך:</text:p>
      <text:p text:style-name="P6"><text:span text:style-name="T34">double</text:span><text:span text:style-name="T14"> </text:span><text:span text:style-name="T25">sum</text:span><text:span text:style-name="T14"> = Arrays.</text:span><text:span text:style-name="T19">stream</text:span><text:span text:style-name="T14">(</text:span><text:span text:style-name="T25">array</text:span><text:span text:style-name="T14">)</text:span></text:p>
      <text:p text:style-name="P33"><text:span text:style-name="T15"><text:tab/></text:span><text:span text:style-name="T14">.parallel()</text:span></text:p>
      <text:p text:style-name="P33"><text:span text:style-name="T15"><text:tab/></text:span><text:span text:style-name="T14">.map(</text:span><text:span text:style-name="T25">x</text:span><text:span text:style-name="T14"> -&gt; Math.</text:span><text:span text:style-name="T19">pow</text:span><text:span text:style-name="T14">(</text:span><text:span text:style-name="T25">x</text:span><text:span text:style-name="T14">, 3))</text:span></text:p>
      <text:p text:style-name="P33"><text:span text:style-name="T14"><text:tab/>.reduce((</text:span><text:span text:style-name="T25">x</text:span><text:span text:style-name="T14">,</text:span><text:span text:style-name="T25">y</text:span><text:span text:style-name="T14">)-&gt;</text:span><text:span text:style-name="T25">x</text:span><text:span text:style-name="T14">+</text:span><text:span text:style-name="T25">y</text:span><text:span text:style-name="T14">)</text:span></text:p>
      <text:p text:style-name="P35"><text:tab/>.getAsDouble();</text:p>
      <text:p text:style-name="P19">משמעות השורה היא: "קח את המערך, הפוך אותו לזרם, <text:span text:style-name="T75">הפוך אותו למקבילי, העלה כל איבר במערך בחזקת 3, סכם את כל האיברים, והפוך את התוצאה למספר ממשי". על המחשב שלי (עם 4 ליבות), החישוב הזה לוקח רק 2.5 שניות - המחשב יודע לבד להשתמש בחוטים בהתאם למספר הליבות!</text:span></text:p>
      <text:p text:style-name="P19"/>
      <text:p text:style-name="P21">הפתרון הזה הוא דוגמה לתבנית שנקראת Map-Reduce. יש הרבה אלגוריתמים שניתן להציג כשילוב של פעולות מיפוי (=פעולות על כל איבר בנפרד) ופעולות <text:span text:style-name="T89">צימצום (הפיכת כל האיברים לאיבר אחד). אלגוריתמים כאלה </text:span></text:p>
      <text:p text:style-name="P21"/>
      <text:p text:style-name="P11"><text:span text:style-name="T9">הערות</text:span><text:span text:style-name="T87">:</text:span></text:p>
      <text:list xml:id="list4876180391725759552" text:style-name="L2">
        <text:list-item>
          <text:p text:style-name="P41"><text:span text:style-name="T37">מתודה </text:span><text:span text:style-name="T42">חשובה </text:span><text:span text:style-name="T37">נוספת השייכת לסוג של פעולות-מיפוי היא filter - סינון. היא מפעילה תנאי מסויים על כל איבר בנפרד, ויוצרת זרם חדש שבו מופיעים רק האיברים המקיימים את התנאי.</text:span></text:p>
        </text:list-item>
        <text:list-item>
          <text:p text:style-name="P42"><text:span text:style-name="T38">ניתן להשתמש ב-reduce רק עם פעולות </text:span><text:span text:style-name="T7">אסוציאטיביות </text:span><text:span text:style-name="T38">- פעולות שבהן סדר הביצוע לא משפיע על התוצאה</text:span><text:span text:style-name="T40">: a*(b*c) = (a*b)*c. <text:s/>האסוציאטיביות מאפשרת לבצע את הפעולות באופן מקביל או סדרתי בכל סדר שהוא, והתוצאה תישאר זהה. למשל, חיבור הוא אסוציאטיבי, ולכן אפשר לחשב סכום של ארבעה איברים בחוט אחד: (((a+b)+c)+d) או בשני חוטים: ((a+b)+(c+d)) והתוצאה תהיה זהה <text:s text:c="4"/>(בטח כשלמדתם מתמטיקה לא הבנתם למה צריך ללמוד על אסוציאטיביות ומה זה קשור למדעי המחשב, נכון? אז הנה, אסוציאטיביות בהחלט קשורה למדעי המחשב. היא מאפשרת לנו </text:span><text:span text:style-name="T41">למקבל אלגוריתמים ולחסוך</text:span><text:span text:style-name="T40"> המון זמן).</text:span></text:p>
        </text:list-item>
        <text:list-item>
          <text:p text:style-name="P43"><text:span text:style-name="T40">ב</text:span><text:span text:style-name="T37">גלל החשיבות הרבה של חישוב מקבילי בימינו, יותר ויותר מתכנתים מתרגלים לעבוד מלכתחילה עם זרמים ולא עם לולאות. מאז המצאת הזרמים, הלולאות </text:span><text:span text:style-name="T43">כבר</text:span><text:span text:style-name="T37"> </text:span><text:span text:style-name="T43">די "מחוץ לאופנה"</text:span><text:span text:style-name="T37">. <text:s/></text:span><text:span text:style-name="T44"><text:s text:c="2"/></text:span><text:span text:style-name="T37">הבעיה בלולאה היא, שהיא מכתיבה למחשב בדיוק באיזה סדר לבצע את הפעולות - הוא חייב לעבור על המערך החל מאיבר 0 ועד לאיבר ה-100 מיליון באופן סדרתי. לעומת זאת, זרם רק אומר למחשב </text:span><text:span text:style-name="T2">מה </text:span><text:span text:style-name="T37">לעשות ולא </text:span><text:span text:style-name="T10">איך </text:span><text:span text:style-name="T37">לעשות את זה, וכך משאיר לו חופש למקבל את החישוב.</text:span></text:p>
        </text:list-item>
      </text:list>
      <text:p text:style-name="P26">דוגמאות נוספות</text:p>
      <text:list xml:id="list7685440635228633316" text:style-name="L3">
        <text:list-item>
          <text:p text:style-name="P45"><text:span text:style-name="T59">ניזכר ב</text:span><text:span text:style-name="T60">בעיית החלוקה </text:span><text:span text:style-name="T59">מהשיעור הקודם. אנחנו צריכים למצוא את החלוקה שבה הפרש הסכומים הוא הקטן ביותר. </text:span><text:span text:style-name="T60">ניתן למקבל </text:span><text:span text:style-name="T59">את הפתרון </text:span><text:span text:style-name="T60">בשתי הדרכים שראינו למעלה.</text:span><text:span text:style-name="T59"> דרך א - </text:span><text:span text:style-name="T12">יצרן-צרכן</text:span><text:span text:style-name="T59"> (ראו PartitionThreas). נשתמש בשני חוטים יצרנים: כל חוט י</text:span><text:span text:style-name="T61">חשב את החלוקה הטובה ביותר בחצי מהתחום. החוט הראשי יחכה לתוצאות של שני החוטים ויחזיר את החלוקה הטובה ביותר מבין השתיים. דרך ב - </text:span><text:span text:style-name="T11">מיפוי-צמצום </text:span><text:span text:style-name="T61">(ראו PartitionStreams). במקרה זה הזרם ההתחלתי הוא אוסף האינדקסים האפשריים: </text:span><text:span text:style-name="T18">IntStream.</text:span><text:span text:style-name="T21">range</text:span><text:span text:style-name="T18">(0, </text:span><text:span text:style-name="T30">numOfPartitions</text:span><text:span text:style-name="T18">)</text:span><text:span text:style-name="T61">, ואנחנו מפעילים עליו רק פעולת צמצום</text:span><text:span text:style-name="T62"> השומרת את האינדקס הטוב ביותר</text:span><text:span text:style-name="T61">: <text:s/></text:span><text:span text:style-name="T23">.reduce( (</text:span><text:span text:style-name="T32">i</text:span><text:span text:style-name="T23">,</text:span><text:span text:style-name="T32">j</text:span><text:span text:style-name="T23">) -&gt; diff(</text:span><text:span text:style-name="T32">values</text:span><text:span text:style-name="T23">,</text:span><text:span text:style-name="T32">i</text:span><text:span text:style-name="T23">)&lt;diff(</text:span><text:span text:style-name="T32">values</text:span><text:span text:style-name="T23">,</text:span><text:span text:style-name="T32">j</text:span><text:span text:style-name="T23">)? </text:span><text:span text:style-name="T32">i</text:span><text:span text:style-name="T23">: </text:span><text:span text:style-name="T32">j</text:span><text:span text:style-name="T23"> )</text:span><text:span text:style-name="T63">.</text:span></text:p>
        </text:list-item>
        <text:list-item>
          <text:p text:style-name="P46"><text:span text:style-name="T2">תרגיל בית קל</text:span><text:span text:style-name="T36">: איך למקבל חישוב של n! עבור n מאד גדול? (שימו לב, צריך להשתמש ב-BigInteger כדי להחזיק את התוצאה הנכונה).</text:span></text:p>
        </text:list-item>
        <text:list-item>
          <text:p text:style-name="P46"><text:span text:style-name="T2">תרגיל בית קשה</text:span><text:span text:style-name="T36">: כיתבו </text:span><text:span text:style-name="T65">תוכנית</text:span><text:span text:style-name="T36"> המציירת פרקטל, לדוגמה, הפרקטל של מנדלברוט (קיראו באינטרנט איך לחשב אותו). הגדילו את מספר החוטים. האם <text:s/>הציור מתבצע במהירות רבה יותר כשיש כמה חוטים? <text:s text:c="2"/>נסו לבצע זאת </text:span><text:span text:style-name="T65">באפליקציית</text:span><text:span text:style-name="T36"> שרת-לקוח: הלקוח מבקש מהשרת לחשב ערכים בתחום מסויים, והשרת מחזיר לו את הערכים. </text:span><text:span text:style-name="T64">מה קורה כשהשרת משתמש בחוט אחד? בכמה חוטים?</text:span></text:p>
        </text:list-item>
      </text:list>
      <text:p text:style-name="P38"/>
      <text:p text:style-name="Heading_20_2">מקורות </text:p>
      <text:list xml:id="list8255544211773744631" text:style-name="L4">
        <text:list-item>
          <text:p text:style-name="P49">Cay Horstmann, “Core Java for the Impatient”, chapter<text:span text:style-name="T71">s</text:span> 10<text:span text:style-name="T71">,8.</text:span></text:p>
        </text:list-item>
        <text:list-item>
          <text:p text:style-name="P50">Dane Cameron, "A Software Engineer Learns Java and OOP", <text:span text:style-name="T66">chapter 30</text:span></text:p>
        </text:list-item>
        <text:list-item>
          <text:p text:style-name="P51">Peter Taylor, "Forking Factorials", https://codegolf.stackexchange.com/a/1641/12019</text:p>
          <text:p text:style-name="P47"/>
        </text:list-item>
      </text:list>
      <text:p text:style-name="P27"/>
      <text:p text:style-name="P8">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1a06171"/>
    </style:style>
    <style:style style:name="MP2" style:family="paragraph" style:parent-style-name="Footer">
      <style:paragraph-properties fo:text-align="center" style:justify-single-word="false"/>
      <style:text-properties officeooo:paragraph-rsid="019ece81"/>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text:span text:style-name="MT1">ברוך ה’ חונן הדעת</text:span></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2-03T10:26:05.476971710</dc:date>
    <meta:editing-duration>P1DT22H7M14S</meta:editing-duration>
    <meta:editing-cycles>526</meta:editing-cycles>
    <meta:document-statistic meta:table-count="0" meta:image-count="0" meta:object-count="0" meta:page-count="1" meta:paragraph-count="66" meta:word-count="1123" meta:character-count="6695" meta:non-whitespace-character-count="5599"/>
  </office:meta>
</office:document-meta>
</file>